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  <style:text-properties fo:color="#000000"/>
    </style:style>
    <style:style style:name="ce2" style:family="table-cell" style:parent-style-name="Default">
      <style:table-cell-properties fo:background-color="#ffff00"/>
      <style:text-properties fo:color="#ff3333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fff00"/>
      <style:text-properties fo:color="#000000"/>
    </style:style>
    <style:style style:name="ce5" style:family="table-cell" style:parent-style-name="Default" style:data-style-name="N2">
      <style:table-cell-properties fo:background-color="#ffff00"/>
      <style:text-properties fo:color="#ff3333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2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Evaluierung mit den besten Netz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.0_500_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.0_retrained</text:p>
          </table:table-cell>
          <table:table-cell office:value-type="float" office:value="0.504834563" calcext:value-type="float">
            <text:p>0,5048345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M1.0_opt1</text:p>
          </table:table-cell>
          <table:table-cell office:value-type="float" office:value="0.504834563" calcext:value-type="float">
            <text:p>0,504834563</text:p>
          </table:table-cell>
          <table:table-cell office:value-type="float" office:value="7" calcext:value-type="float">
            <text:p>7</text:p>
          </table:table-cell>
          <table:table-cell office:value-type="float" office:value="316.2" calcext:value-type="float">
            <text:p>316,20</text:p>
          </table:table-cell>
        </table:table-row>
        <table:table-row table:style-name="ro1">
          <table:table-cell office:value-type="string" calcext:value-type="string">
            <text:p>M1.0_opt2</text:p>
          </table:table-cell>
          <table:table-cell office:value-type="float" office:value="0.4580240485" calcext:value-type="float">
            <text:p>0,4580240485</text:p>
          </table:table-cell>
          <table:table-cell office:value-type="float" office:value="8" calcext:value-type="float">
            <text:p>8</text:p>
          </table:table-cell>
          <table:table-cell office:value-type="float" office:value="310.15" calcext:value-type="float">
            <text:p>310,15</text:p>
          </table:table-cell>
        </table:table-row>
        <table:table-row table:style-name="ro1">
          <table:table-cell office:value-type="string" calcext:value-type="string">
            <text:p>M1.0_opt3</text:p>
          </table:table-cell>
          <table:table-cell office:value-type="float" office:value="0.504834563" calcext:value-type="float">
            <text:p>0,504834563</text:p>
          </table:table-cell>
          <table:table-cell office:value-type="float" office:value="7" calcext:value-type="float">
            <text:p>7</text:p>
          </table:table-cell>
          <table:table-cell office:value-type="float" office:value="323.4" calcext:value-type="float">
            <text:p>323,40</text:p>
          </table:table-cell>
        </table:table-row>
        <table:table-row table:style-name="ro1">
          <table:table-cell table:style-name="ce1" office:value-type="string" calcext:value-type="string">
            <text:p>M1.0_opt4</text:p>
          </table:table-cell>
          <table:table-cell table:style-name="ce1" office:value-type="float" office:value="0.4584744525" calcext:value-type="float">
            <text:p>0,4584744525</text:p>
          </table:table-cell>
          <table:table-cell table:style-name="ce1" office:value-type="float" office:value="8" calcext:value-type="float">
            <text:p>8</text:p>
          </table:table-cell>
          <table:table-cell table:style-name="ce4" office:value-type="float" office:value="320.55" calcext:value-type="float">
            <text:p>320,5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M0.5_700_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.5_retrained</text:p>
          </table:table-cell>
          <table:table-cell office:value-type="float" office:value="0.566641033" calcext:value-type="float">
            <text:p>0,5666410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M0.5_opt1</text:p>
          </table:table-cell>
          <table:table-cell office:value-type="float" office:value="0.566641033" calcext:value-type="float">
            <text:p>0,566641033</text:p>
          </table:table-cell>
          <table:table-cell office:value-type="float" office:value="5" calcext:value-type="float">
            <text:p>5</text:p>
          </table:table-cell>
          <table:table-cell office:value-type="float" office:value="239.55" calcext:value-type="float">
            <text:p>239,55</text:p>
          </table:table-cell>
        </table:table-row>
        <table:table-row table:style-name="ro1">
          <table:table-cell office:value-type="string" calcext:value-type="string">
            <text:p>M0.5_opt2</text:p>
          </table:table-cell>
          <table:table-cell office:value-type="float" office:value="0.487681977" calcext:value-type="float">
            <text:p>0,487681977</text:p>
          </table:table-cell>
          <table:table-cell office:value-type="float" office:value="8" calcext:value-type="float">
            <text:p>8</text:p>
          </table:table-cell>
          <table:table-cell office:value-type="float" office:value="252.45" calcext:value-type="float">
            <text:p>252,45</text:p>
          </table:table-cell>
        </table:table-row>
        <table:table-row table:style-name="ro1">
          <table:table-cell office:value-type="string" calcext:value-type="string">
            <text:p>M0.5_opt3</text:p>
          </table:table-cell>
          <table:table-cell office:value-type="float" office:value="0.566641033" calcext:value-type="float">
            <text:p>0,566641033</text:p>
          </table:table-cell>
          <table:table-cell office:value-type="float" office:value="5" calcext:value-type="float">
            <text:p>5</text:p>
          </table:table-cell>
          <table:table-cell office:value-type="float" office:value="241.8947368421" calcext:value-type="float">
            <text:p>241,89</text:p>
          </table:table-cell>
        </table:table-row>
        <table:table-row table:style-name="ro1">
          <table:table-cell table:style-name="ce2" office:value-type="string" calcext:value-type="string">
            <text:p>M0.5_opt4</text:p>
          </table:table-cell>
          <table:table-cell table:style-name="ce2" office:value-type="float" office:value="0.4838197125" calcext:value-type="float">
            <text:p>0,4838197125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246.8" calcext:value-type="float">
            <text:p>246,8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_4000_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retrained</text:p>
          </table:table-cell>
          <table:table-cell office:value-type="float" office:value="0.722748141" calcext:value-type="float">
            <text:p>0,7227481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I_opt1</text:p>
          </table:table-cell>
          <table:table-cell office:value-type="float" office:value="0.7227482505" calcext:value-type="float">
            <text:p>0,7227482505</text:p>
          </table:table-cell>
          <table:table-cell office:value-type="float" office:value="2" calcext:value-type="float">
            <text:p>2</text:p>
          </table:table-cell>
          <table:table-cell office:value-type="float" office:value="1092.15" calcext:value-type="float">
            <text:p>1092,15</text:p>
          </table:table-cell>
        </table:table-row>
        <table:table-row table:style-name="ro1">
          <table:table-cell office:value-type="string" calcext:value-type="string">
            <text:p>I_opt2</text:p>
          </table:table-cell>
          <table:table-cell office:value-type="float" office:value="0.698508064" calcext:value-type="float">
            <text:p>0,698508064</text:p>
          </table:table-cell>
          <table:table-cell office:value-type="float" office:value="3" calcext:value-type="float">
            <text:p>3</text:p>
          </table:table-cell>
          <table:table-cell office:value-type="float" office:value="1094.4" calcext:value-type="float">
            <text:p>1094,40</text:p>
          </table:table-cell>
        </table:table-row>
        <table:table-row table:style-name="ro1">
          <table:table-cell office:value-type="string" calcext:value-type="string">
            <text:p>I_opt3</text:p>
          </table:table-cell>
          <table:table-cell office:value-type="float" office:value="0.722748137" calcext:value-type="float">
            <text:p>0,722748137</text:p>
          </table:table-cell>
          <table:table-cell office:value-type="float" office:value="2" calcext:value-type="float">
            <text:p>2</text:p>
          </table:table-cell>
          <table:table-cell office:value-type="float" office:value="1139.9" calcext:value-type="float">
            <text:p>1139,90</text:p>
          </table:table-cell>
        </table:table-row>
        <table:table-row table:style-name="ro1">
          <table:table-cell table:style-name="ce2" office:value-type="string" calcext:value-type="string">
            <text:p>I_opt4</text:p>
          </table:table-cell>
          <table:table-cell table:style-name="ce2" office:value-type="float" office:value="0.700055786" calcext:value-type="float">
            <text:p>0,700055786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1108.2" calcext:value-type="float">
            <text:p>1108,20</text:p>
          </table:table-cell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elle1_2" table:style-name="ta1">
        <table:shapes>
          <draw:frame draw:z-index="0" draw:style-name="gr1" draw:text-style-name="P1" svg:width="159.99mm" svg:height="89.99mm" svg:x="31.32mm" svg:y="93.53mm">
            <loext:p draw:notify-on-update-of-ranges="Tabelle1_2.C1:Tabelle1_2.C5 Tabelle1_2.A1:Tabelle1_2.A5 Tabelle1_2.B1:Tabelle1_2.B5 Tabelle1_2.C7:Tabelle1_2.C12 Tabelle1_2.B7:Tabelle1_2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.7mm" svg:y="203.3mm">
            <loext:p draw:notify-on-update-of-ranges="Tabelle1_2.A1:Tabelle1_2.A18 Tabelle1_2.B1:Tabelle1_2.B18 Tabelle1_2.A1:Tabelle1_2.A18 Tabelle1_2.C1:Tabelle1_2.C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I_opt1</text:p>
          </table:table-cell>
          <table:table-cell office:value-type="float" office:value="0.7227482505" calcext:value-type="float">
            <text:p>0,7227482505</text:p>
          </table:table-cell>
          <table:table-cell table:style-name="ce3" office:value-type="float" office:value="1092.15" calcext:value-type="float">
            <text:p>1092,1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_retrained</text:p>
          </table:table-cell>
          <table:table-cell office:value-type="float" office:value="0.722748141" calcext:value-type="float">
            <text:p>0,72274814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_retrained</text:p>
          </table:table-cell>
          <table:table-cell office:value-type="float" office:value="0.722748141" calcext:value-type="float">
            <text:p>0,722748141</text:p>
          </table:table-cell>
          <table:table-cell table:style-name="ce3" office:value-type="float" office:value="0" calcext:value-type="float">
            <text:p>0,0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0.5_retrained</text:p>
          </table:table-cell>
          <table:table-cell office:value-type="float" office:value="0.566641033" calcext:value-type="float">
            <text:p>0,566641033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_opt3</text:p>
          </table:table-cell>
          <table:table-cell office:value-type="float" office:value="0.722748137" calcext:value-type="float">
            <text:p>0,722748137</text:p>
          </table:table-cell>
          <table:table-cell table:style-name="ce3" office:value-type="float" office:value="1139.9" calcext:value-type="float">
            <text:p>1139,9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1.0_retrained</text:p>
          </table:table-cell>
          <table:table-cell office:value-type="float" office:value="0.504834563" calcext:value-type="float">
            <text:p>0,504834563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I_opt4</text:p>
          </table:table-cell>
          <table:table-cell table:style-name="ce6" office:value-type="float" office:value="0.700055786" calcext:value-type="float">
            <text:p>0,700055786</text:p>
          </table:table-cell>
          <table:table-cell table:style-name="ce7" office:value-type="float" office:value="1108.2" calcext:value-type="float">
            <text:p>1108,2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0.5_opt1</text:p>
          </table:table-cell>
          <table:table-cell office:value-type="float" office:value="0.566641033" calcext:value-type="float">
            <text:p>0,566641033</text:p>
          </table:table-cell>
          <table:table-cell office:value-type="float" office:value="239.55" calcext:value-type="float">
            <text:p>239,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_opt2</text:p>
          </table:table-cell>
          <table:table-cell office:value-type="float" office:value="0.698508064" calcext:value-type="float">
            <text:p>0,698508064</text:p>
          </table:table-cell>
          <table:table-cell table:style-name="ce3" office:value-type="float" office:value="1094.4" calcext:value-type="float">
            <text:p>1094,4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0.5_opt3</text:p>
          </table:table-cell>
          <table:table-cell office:value-type="float" office:value="0.566641033" calcext:value-type="float">
            <text:p>0,566641033</text:p>
          </table:table-cell>
          <table:table-cell office:value-type="float" office:value="241.8947368421" calcext:value-type="float">
            <text:p>241,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0.5_retrained</text:p>
          </table:table-cell>
          <table:table-cell office:value-type="float" office:value="0.566641033" calcext:value-type="float">
            <text:p>0,566641033</text:p>
          </table:table-cell>
          <table:table-cell table:style-name="ce3" office:value-type="float" office:value="0" calcext:value-type="float">
            <text:p>0,0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ce6" office:value-type="string" calcext:value-type="string">
            <text:p>M0.5_opt4</text:p>
          </table:table-cell>
          <table:table-cell table:style-name="ce6" office:value-type="float" office:value="0.4838197125" calcext:value-type="float">
            <text:p>0,4838197125</text:p>
          </table:table-cell>
          <table:table-cell table:style-name="ce7" office:value-type="float" office:value="246.8" calcext:value-type="float">
            <text:p>246,80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0.5_opt1</text:p>
          </table:table-cell>
          <table:table-cell office:value-type="float" office:value="0.566641033" calcext:value-type="float">
            <text:p>0,566641033</text:p>
          </table:table-cell>
          <table:table-cell table:style-name="ce3" office:value-type="float" office:value="239.55" calcext:value-type="float">
            <text:p>239,5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0.5_opt2</text:p>
          </table:table-cell>
          <table:table-cell office:value-type="float" office:value="0.487681977" calcext:value-type="float">
            <text:p>0,487681977</text:p>
          </table:table-cell>
          <table:table-cell office:value-type="float" office:value="252.45" calcext:value-type="float">
            <text:p>252,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0.5_opt3</text:p>
          </table:table-cell>
          <table:table-cell office:value-type="float" office:value="0.566641033" calcext:value-type="float">
            <text:p>0,566641033</text:p>
          </table:table-cell>
          <table:table-cell table:style-name="ce3" office:value-type="float" office:value="241.8947368421" calcext:value-type="float">
            <text:p>241,89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1.0_opt2</text:p>
          </table:table-cell>
          <table:table-cell office:value-type="float" office:value="0.4580240485" calcext:value-type="float">
            <text:p>0,4580240485</text:p>
          </table:table-cell>
          <table:table-cell office:value-type="float" office:value="310.15" calcext:value-type="float">
            <text:p>310,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1.0_retrained</text:p>
          </table:table-cell>
          <table:table-cell office:value-type="float" office:value="0.504834563" calcext:value-type="float">
            <text:p>0,504834563</text:p>
          </table:table-cell>
          <table:table-cell table:style-name="ce3" office:value-type="float" office:value="0" calcext:value-type="float">
            <text:p>0,00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1.0_opt1</text:p>
          </table:table-cell>
          <table:table-cell office:value-type="float" office:value="0.504834563" calcext:value-type="float">
            <text:p>0,504834563</text:p>
          </table:table-cell>
          <table:table-cell office:value-type="float" office:value="316.2" calcext:value-type="float">
            <text:p>316,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1.0_opt1</text:p>
          </table:table-cell>
          <table:table-cell office:value-type="float" office:value="0.504834563" calcext:value-type="float">
            <text:p>0,504834563</text:p>
          </table:table-cell>
          <table:table-cell table:style-name="ce3" office:value-type="float" office:value="316.2" calcext:value-type="float">
            <text:p>316,20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table:style-name="ce6" office:value-type="string" calcext:value-type="string">
            <text:p>M1.0_opt4</text:p>
          </table:table-cell>
          <table:table-cell table:style-name="ce6" office:value-type="float" office:value="0.4584744525" calcext:value-type="float">
            <text:p>0,4584744525</text:p>
          </table:table-cell>
          <table:table-cell table:style-name="ce7" office:value-type="float" office:value="320.55" calcext:value-type="float">
            <text:p>320,55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1.0_opt3</text:p>
          </table:table-cell>
          <table:table-cell office:value-type="float" office:value="0.504834563" calcext:value-type="float">
            <text:p>0,504834563</text:p>
          </table:table-cell>
          <table:table-cell table:style-name="ce3" office:value-type="float" office:value="323.4" calcext:value-type="float">
            <text:p>323,40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1.0_opt3</text:p>
          </table:table-cell>
          <table:table-cell office:value-type="float" office:value="0.504834563" calcext:value-type="float">
            <text:p>0,504834563</text:p>
          </table:table-cell>
          <table:table-cell office:value-type="float" office:value="323.4" calcext:value-type="float">
            <text:p>323,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0.5_opt2</text:p>
          </table:table-cell>
          <table:table-cell office:value-type="float" office:value="0.487681977" calcext:value-type="float">
            <text:p>0,487681977</text:p>
          </table:table-cell>
          <table:table-cell table:style-name="ce3" office:value-type="float" office:value="252.45" calcext:value-type="float">
            <text:p>252,4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_opt1</text:p>
          </table:table-cell>
          <table:table-cell office:value-type="float" office:value="0.7227482505" calcext:value-type="float">
            <text:p>0,7227482505</text:p>
          </table:table-cell>
          <table:table-cell office:value-type="float" office:value="1092.15" calcext:value-type="float">
            <text:p>1092,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M0.5_opt4</text:p>
          </table:table-cell>
          <table:table-cell table:style-name="ce6" office:value-type="float" office:value="0.4838197125" calcext:value-type="float">
            <text:p>0,4838197125</text:p>
          </table:table-cell>
          <table:table-cell table:style-name="ce7" office:value-type="float" office:value="246.8" calcext:value-type="float">
            <text:p>246,8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_opt2</text:p>
          </table:table-cell>
          <table:table-cell office:value-type="float" office:value="0.698508064" calcext:value-type="float">
            <text:p>0,698508064</text:p>
          </table:table-cell>
          <table:table-cell office:value-type="float" office:value="1094.4" calcext:value-type="float">
            <text:p>1094,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M1.0_opt4</text:p>
          </table:table-cell>
          <table:table-cell table:style-name="ce6" office:value-type="float" office:value="0.4584744525" calcext:value-type="float">
            <text:p>0,4584744525</text:p>
          </table:table-cell>
          <table:table-cell table:style-name="ce7" office:value-type="float" office:value="320.55" calcext:value-type="float">
            <text:p>320,5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6" office:value-type="string" calcext:value-type="string">
            <text:p>I_opt4</text:p>
          </table:table-cell>
          <table:table-cell table:style-name="ce6" office:value-type="float" office:value="0.700055786" calcext:value-type="float">
            <text:p>0,700055786</text:p>
          </table:table-cell>
          <table:table-cell table:style-name="ce7" office:value-type="float" office:value="1108.2" calcext:value-type="float">
            <text:p>1108,20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1.0_opt2</text:p>
          </table:table-cell>
          <table:table-cell office:value-type="float" office:value="0.4580240485" calcext:value-type="float">
            <text:p>0,4580240485</text:p>
          </table:table-cell>
          <table:table-cell table:style-name="ce3" office:value-type="float" office:value="310.15" calcext:value-type="float">
            <text:p>310,1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_opt3</text:p>
          </table:table-cell>
          <table:table-cell office:value-type="float" office:value="0.722748137" calcext:value-type="float">
            <text:p>0,722748137</text:p>
          </table:table-cell>
          <table:table-cell office:value-type="float" office:value="1139.9" calcext:value-type="float">
            <text:p>1139,9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1" table:target-range-address="Tabelle1_2.G1:Tabelle1_2.J15" table:contains-header="false">
          <table:sort>
            <table:sort-by table:field-number="2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.00.0000</text:date>, <text:time style:data-style-name="N2" text:time-value="19:59:55.8312206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3:51:38.397867322</meta:creation-date>
    <dc:date>2018-01-23T20:01:44.827385817</dc:date>
    <meta:editing-duration>PT1H11M23S</meta:editing-duration>
    <meta:editing-cycles>9</meta:editing-cycles>
    <meta:generator>LibreOffice/5.1.6.2$Linux_X86_64 LibreOffice_project/10m0$Build-2</meta:generator>
    <meta:document-statistic meta:table-count="2" meta:cell-count="1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456cm" svg:y="3.753cm" style:legend-expansion="high" chart:style-name="ch2"/>
        <chart:plot-area chart:style-name="ch3" table:cell-range-address="Tabelle1_2.A1:Tabelle1_2.C5 Tabelle1_2.B7:Tabelle1_2.B12" chart:data-source-has-labels="row" svg:x="0.32cm" svg:y="0.18cm" svg:width="9.816cm" svg:height="8.64cm">
          <chartooo:coordinate-region svg:x="1.047cm" svg:y="0.379cm" svg:width="8.47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_2.B1:Tabelle1_2.B5" chart:label-cell-address="Tabelle1_2.A1:Tabelle1_2.A5" chart:class="chart:scatter">
            <chart:domain table:cell-range-address="Tabelle1_2.C1:Tabelle1_2.C5"/>
            <chart:data-point chart:repeated="5"/>
          </chart:series>
          <chart:series chart:style-name="ch8" chart:values-cell-range-address="Tabelle1_2.B7:Tabelle1_2.B12" chart:class="chart:scatter">
            <chart:domain table:cell-range-address="Tabelle1_2.C7:Tabelle1_2.C12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I_opt1 I_retrained I_opt3 I_opt4 I_opt2</text:p>
                <text:list>
                  <text:list-item>
                    <text:p>I_opt1</text:p>
                  </text:list-item>
                  <text:list-item>
                    <text:p>I_retrained</text:p>
                  </text:list-item>
                  <text:list-item>
                    <text:p>I_opt3</text:p>
                  </text:list-item>
                  <text:list-item>
                    <text:p>I_opt4</text:p>
                  </text:list-item>
                  <text:list-item>
                    <text:p>I_opt2</text:p>
                  </text:list-item>
                </text:list>
                <draw:g>
                  <svg:desc>Tabelle1_2.A1:Tabelle1_2.A5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2.15">
                <text:p>1092.15</text:p>
                <draw:g>
                  <svg:desc>Tabelle1_2.C1:Tabelle1_2.C5</svg:desc>
                </draw:g>
              </table:table-cell>
              <table:table-cell office:value-type="float" office:value="0.7227482505">
                <text:p>0.7227482505</text:p>
                <draw:g>
                  <svg:desc>Tabelle1_2.B1:Tabelle1_2.B5</svg:desc>
                </draw:g>
              </table:table-cell>
              <table:table-cell office:value-type="float" office:value="239.55">
                <text:p>239.55</text:p>
                <draw:g>
                  <svg:desc>Tabelle1_2.C7:Tabelle1_2.C12</svg:desc>
                </draw:g>
              </table:table-cell>
              <table:table-cell office:value-type="float" office:value="0.566641033">
                <text:p>0.566641033</text:p>
                <draw:g>
                  <svg:desc>Tabelle1_2.B7:Tabelle1_2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22748141">
                <text:p>0.722748141</text:p>
              </table:table-cell>
              <table:table-cell office:value-type="float" office:value="241.8947368421">
                <text:p>241.8947368421</text:p>
              </table:table-cell>
              <table:table-cell office:value-type="float" office:value="0.566641033">
                <text:p>0.566641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9.9">
                <text:p>1139.9</text:p>
              </table:table-cell>
              <table:table-cell office:value-type="float" office:value="0.722748137">
                <text:p>0.722748137</text:p>
              </table:table-cell>
              <table:table-cell office:value-type="float" office:value="0">
                <text:p>0</text:p>
              </table:table-cell>
              <table:table-cell office:value-type="float" office:value="0.504834563">
                <text:p>0.504834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8.2">
                <text:p>1108.2</text:p>
              </table:table-cell>
              <table:table-cell office:value-type="float" office:value="0.700055786">
                <text:p>0.700055786</text:p>
              </table:table-cell>
              <table:table-cell office:value-type="float" office:value="316.2">
                <text:p>316.2</text:p>
              </table:table-cell>
              <table:table-cell office:value-type="float" office:value="0.504834563">
                <text:p>0.504834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4.4">
                <text:p>1094.4</text:p>
              </table:table-cell>
              <table:table-cell office:value-type="float" office:value="0.698508064">
                <text:p>0.698508064</text:p>
              </table:table-cell>
              <table:table-cell office:value-type="float" office:value="323.4">
                <text:p>323.4</text:p>
              </table:table-cell>
              <table:table-cell office:value-type="float" office:value="0.504834563">
                <text:p>0.504834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.45">
                <text:p>252.45</text:p>
              </table:table-cell>
              <table:table-cell office:value-type="float" office:value="0.487681977">
                <text:p>0.487681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0cm" svg:y="0cm" style:legend-expansion="custom" chartooo:width="16cm" chartooo:height="9cm" style:legend-expansion-aspect-ratio="1.77777777777778" chart:style-name="ch2"/>
        <chart:plot-area chart:style-name="ch3" table:cell-range-address="Tabelle1_2.A1:Tabelle1_2.C18" chart:data-source-has-labels="row" svg:x="0.32cm" svg:y="0.18cm" svg:width="15.36cm" svg:height="8.64cm">
          <chartooo:coordinate-region svg:x="1.127cm" svg:y="0.379cm" svg:width="14.18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_2.B1:Tabelle1_2.B18" chart:label-cell-address="Tabelle1_2.A1:Tabelle1_2.A18" chart:class="chart:line">
            <chart:data-point chart:repeated="18"/>
          </chart:series>
          <chart:series chart:style-name="ch7" chart:values-cell-range-address="Tabelle1_2.C1:Tabelle1_2.C18" chart:label-cell-address="Tabelle1_2.A1:Tabelle1_2.A18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_opt1 I_retrained I_opt3 I_opt4 I_opt2 M0.5_retrained M0.5_opt1 M0.5_opt3 M1.0_retrained M1.0_opt1 M1.0_opt3 M0.5_opt2 M0.5_opt4 M1.0_opt4 M1.0_opt2</text:p>
                <text:list>
                  <text:list-item>
                    <text:p>I_opt1</text:p>
                  </text:list-item>
                  <text:list-item>
                    <text:p>I_retrained</text:p>
                  </text:list-item>
                  <text:list-item>
                    <text:p>I_opt3</text:p>
                  </text:list-item>
                  <text:list-item>
                    <text:p>I_opt4</text:p>
                  </text:list-item>
                  <text:list-item>
                    <text:p>I_opt2</text:p>
                  </text:list-item>
                  <text:list-item>
                    <text:p>M0.5_retrained</text:p>
                  </text:list-item>
                  <text:list-item>
                    <text:p>M0.5_opt1</text:p>
                  </text:list-item>
                  <text:list-item>
                    <text:p>M0.5_opt3</text:p>
                  </text:list-item>
                  <text:list-item>
                    <text:p>M1.0_retrained</text:p>
                  </text:list-item>
                  <text:list-item>
                    <text:p>M1.0_opt1</text:p>
                  </text:list-item>
                  <text:list-item>
                    <text:p>M1.0_opt3</text:p>
                  </text:list-item>
                  <text:list-item>
                    <text:p>M0.5_opt2</text:p>
                  </text:list-item>
                  <text:list-item>
                    <text:p>M0.5_opt4</text:p>
                  </text:list-item>
                  <text:list-item>
                    <text:p>M1.0_opt4</text:p>
                  </text:list-item>
                  <text:list-item>
                    <text:p>M1.0_opt2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Tabelle1_2.A1:Tabelle1_2.A18</svg:desc>
                </draw:g>
              </table:table-cell>
              <table:table-cell office:value-type="string">
                <text:p>I_opt1 I_retrained I_opt3 I_opt4 I_opt2 M0.5_retrained M0.5_opt1 M0.5_opt3 M1.0_retrained M1.0_opt1 M1.0_opt3 M0.5_opt2 M0.5_opt4 M1.0_opt4 M1.0_opt2</text:p>
                <text:list>
                  <text:list-item>
                    <text:p>I_opt1</text:p>
                  </text:list-item>
                  <text:list-item>
                    <text:p>I_retrained</text:p>
                  </text:list-item>
                  <text:list-item>
                    <text:p>I_opt3</text:p>
                  </text:list-item>
                  <text:list-item>
                    <text:p>I_opt4</text:p>
                  </text:list-item>
                  <text:list-item>
                    <text:p>I_opt2</text:p>
                  </text:list-item>
                  <text:list-item>
                    <text:p>M0.5_retrained</text:p>
                  </text:list-item>
                  <text:list-item>
                    <text:p>M0.5_opt1</text:p>
                  </text:list-item>
                  <text:list-item>
                    <text:p>M0.5_opt3</text:p>
                  </text:list-item>
                  <text:list-item>
                    <text:p>M1.0_retrained</text:p>
                  </text:list-item>
                  <text:list-item>
                    <text:p>M1.0_opt1</text:p>
                  </text:list-item>
                  <text:list-item>
                    <text:p>M1.0_opt3</text:p>
                  </text:list-item>
                  <text:list-item>
                    <text:p>M0.5_opt2</text:p>
                  </text:list-item>
                  <text:list-item>
                    <text:p>M0.5_opt4</text:p>
                  </text:list-item>
                  <text:list-item>
                    <text:p>M1.0_opt4</text:p>
                  </text:list-item>
                  <text:list-item>
                    <text:p>M1.0_opt2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Tabelle1_2.A1:Tabelle1_2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27482505">
                <text:p>0.7227482505</text:p>
                <draw:g>
                  <svg:desc>Tabelle1_2.B1:Tabelle1_2.B18</svg:desc>
                </draw:g>
              </table:table-cell>
              <table:table-cell office:value-type="float" office:value="1092.15">
                <text:p>1092.15</text:p>
                <draw:g>
                  <svg:desc>Tabelle1_2.C1:Tabelle1_2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2748141">
                <text:p>0.722748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2748137">
                <text:p>0.722748137</text:p>
              </table:table-cell>
              <table:table-cell office:value-type="float" office:value="1139.9">
                <text:p>113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0055786">
                <text:p>0.700055786</text:p>
              </table:table-cell>
              <table:table-cell office:value-type="float" office:value="1108.2">
                <text:p>110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8508064">
                <text:p>0.698508064</text:p>
              </table:table-cell>
              <table:table-cell office:value-type="float" office:value="1094.4">
                <text:p>109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239.55">
                <text:p>239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241.8947368421">
                <text:p>241.8947368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16.2">
                <text:p>31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7681977">
                <text:p>0.487681977</text:p>
              </table:table-cell>
              <table:table-cell office:value-type="float" office:value="252.45">
                <text:p>252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38197125">
                <text:p>0.4838197125</text:p>
              </table:table-cell>
              <table:table-cell office:value-type="float" office:value="246.8">
                <text:p>246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84744525">
                <text:p>0.4584744525</text:p>
              </table:table-cell>
              <table:table-cell office:value-type="float" office:value="320.55">
                <text:p>320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80240485">
                <text:p>0.4580240485</text:p>
              </table:table-cell>
              <table:table-cell office:value-type="float" office:value="310.15">
                <text:p>31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